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ArtifactDownloadEvent.EndArtifactDownloadEvent( DependencyResolver resolver , Artifact artifact , ArtifactDownloadReport report , File d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ndArtifactDownloadEvent.getR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ArtifactDownloadEvent.get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